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5. Perform privilege escalation on the Metasploitable machine and provide a</text:p>
      <text:p text:style-name="Standard">detailed description of the process you used to achieve this. Explain how you</text:p>
      <text:p text:style-name="Standard">gained elevated privile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0:48.319889880</meta:creation-date>
    <dc:date>2024-07-08T10:01:18.614761549</dc:date>
    <meta:editing-duration>PT30S</meta:editing-duration>
    <meta:editing-cycles>1</meta:editing-cycles>
    <meta:document-statistic meta:table-count="0" meta:image-count="0" meta:object-count="0" meta:page-count="1" meta:paragraph-count="3" meta:word-count="27" meta:character-count="180" meta:non-whitespace-character-count="156"/>
    <meta:generator>LibreOffice/24.2.3.2$Linux_X86_64 LibreOffice_project/420$Build-2</meta:generator>
  </office:meta>
</office:document-meta>
</file>